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5-10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5-05-0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4-05-1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5892" calcext:value-type="float">
            <text:p>25.80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9011764706" calcext:value-type="float">
            <text:p>25.47590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9772903226" calcext:value-type="float">
            <text:p>25.2469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20036129032" calcext:value-type="float">
            <text:p>25.0520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86028387097" calcext:value-type="float">
            <text:p>25.0286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52425806452" calcext:value-type="float">
            <text:p>24.985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36608" calcext:value-type="float">
            <text:p>25.07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056825" calcext:value-type="float">
            <text:p>25.1205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5068" calcext:value-type="float">
            <text:p>25.05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6465" calcext:value-type="float">
            <text:p>24.9846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2942" calcext:value-type="float">
            <text:p>25.062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797" calcext:value-type="float">
            <text:p>25.045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0523870968" calcext:value-type="float">
            <text:p>24.9260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50459354839" calcext:value-type="float">
            <text:p>24.9850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1974193548" calcext:value-type="float">
            <text:p>25.017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11419354839" calcext:value-type="float">
            <text:p>24.991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62258064516" calcext:value-type="float">
            <text:p>24.986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75734193548" calcext:value-type="float">
            <text:p>24.9775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72784516129" calcext:value-type="float">
            <text:p>24.977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2420645161" calcext:value-type="float">
            <text:p>24.9442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80766451613" calcext:value-type="float">
            <text:p>24.9480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7542068965" calcext:value-type="float">
            <text:p>24.926754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22061538461" calcext:value-type="float">
            <text:p>24.392206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48098064516" calcext:value-type="float">
            <text:p>24.3248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2545" calcext:value-type="float">
            <text:p>24.172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316" calcext:value-type="float">
            <text:p>24.11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4273548387" calcext:value-type="float">
            <text:p>24.0424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11550967742" calcext:value-type="float">
            <text:p>23.9411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96856" calcext:value-type="float">
            <text:p>23.84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7042580645" calcext:value-type="float">
            <text:p>23.7507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8072" calcext:value-type="float">
            <text:p>23.62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6676129032" calcext:value-type="float">
            <text:p>23.5066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33570909091" calcext:value-type="float">
            <text:p>23.37335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91712" calcext:value-type="float">
            <text:p>23.23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1935" calcext:value-type="float">
            <text:p>23.10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13816" calcext:value-type="float">
            <text:p>22.94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19607741936" calcext:value-type="float">
            <text:p>22.7919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88438709677" calcext:value-type="float">
            <text:p>22.458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4046451613" calcext:value-type="float">
            <text:p>22.2384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83772631579" calcext:value-type="float">
            <text:p>22.028377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1272" calcext:value-type="float">
            <text:p>21.74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57974193548" calcext:value-type="float">
            <text:p>21.435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463525" calcext:value-type="float">
            <text:p>21.0846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91352" calcext:value-type="float">
            <text:p>20.91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71052903226" calcext:value-type="float">
            <text:p>20.9371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5904" calcext:value-type="float">
            <text:p>21.28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7382" calcext:value-type="float">
            <text:p>22.487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00632258064" calcext:value-type="float">
            <text:p>23.1200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941325" calcext:value-type="float">
            <text:p>23.4994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3" calcext:value-type="float">
            <text:p>23.6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53024516129" calcext:value-type="float">
            <text:p>23.6453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156" calcext:value-type="float">
            <text:p>23.60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64477419355" calcext:value-type="float">
            <text:p>23.566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5342857143" calcext:value-type="float">
            <text:p>23.5425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91666666667" calcext:value-type="float">
            <text:p>23.3891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27814193548" calcext:value-type="float">
            <text:p>23.2127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35504" calcext:value-type="float">
            <text:p>23.12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72178064516" calcext:value-type="float">
            <text:p>23.0172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6176" calcext:value-type="float">
            <text:p>22.92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88433548387" calcext:value-type="float">
            <text:p>22.7988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2500645161" calcext:value-type="float">
            <text:p>22.7222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23832258065" calcext:value-type="float">
            <text:p>22.632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79176" calcext:value-type="float">
            <text:p>22.65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01042580645" calcext:value-type="float">
            <text:p>22.7601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8788965517" calcext:value-type="float">
            <text:p>22.73187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8539354839" calcext:value-type="float">
            <text:p>22.6868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7452903226" calcext:value-type="float">
            <text:p>22.6287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6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79181176471" calcext:value-type="float">
            <text:p>22.697918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8" meta:object-count="0"/>
    <meta:user-defined meta:name="AppVersion">3.0</meta:user-defined>
  </office:meta>
</office:document-meta>
</file>